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7.882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3.564cm"/>
    </style:style>
    <style:style style:name="gr4" style:family="graphic" style:parent-style-name="standard">
      <style:graphic-properties draw:textarea-horizontal-align="justify" draw:textarea-vertical-align="middle" draw:auto-grow-height="false" fo:min-height="1.909cm" fo:min-width="5.72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41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37cm" svg:height="1.905cm" svg:x="12.113cm" svg:y="1.381cm">
          <text:p text:style-name="P1">TaskApp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382cm" svg:height="1.905cm" svg:x="9.89cm" svg:y="4.302cm">
          <text:p text:style-name="P1">ScreenMenuAndDisplay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064cm" svg:height="2.159cm" svg:x="3.242cm" svg:y="4.175cm">
          <text:p text:style-name="P1">MenuBar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6.223cm" svg:height="2.159cm" svg:x="10.97cm" svg:y="7.096cm">
          <text:p text:style-name="P1">ScreenController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6.223cm" svg:height="2.159cm" svg:x="2.651cm" svg:y="10.398cm">
          <text:p text:style-name="P1">TaskListScre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" draw:id="id5" draw:layer="layout" svg:width="6.223cm" svg:height="2.159cm" svg:x="10.97cm" svg:y="10.398cm">
          <text:p text:style-name="P1">TimerScre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7" draw:id="id7" draw:layer="layout" svg:width="6.223cm" svg:height="2.159cm" svg:x="19.288cm" svg:y="10.398cm">
          <text:p text:style-name="P1">StatsScreen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6.223cm" svg:height="2.159cm" svg:x="2.651cm" svg:y="13.224cm">
          <text:p text:style-name="P1">TaskListVie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9" draw:id="id9" draw:layer="layout" svg:width="6.223cm" svg:height="2.159cm" svg:x="2.651cm" svg:y="16.051cm">
          <text:p text:style-name="P1">TaskScrollCo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0" draw:id="id10" draw:layer="layout" svg:width="6.223cm" svg:height="2.159cm" svg:x="2.651cm" svg:y="18.877cm">
          <text:p text:style-name="P1">Task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1" draw:id="id11" draw:layer="layout" svg:width="6.223cm" svg:height="2.159cm" svg:x="2.651cm" svg:y="21.701cm">
          <text:p text:style-name="P1">Task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081cm" svg:y1="3.286cm" svg:x2="14.081cm" svg:y2="4.302cm" draw:start-shape="id1" draw:start-glue-point="2" draw:end-shape="id2" draw:end-glue-point="0" svg:d="M14081 3286v1016" svg:viewBox="0 0 1 1017">
          <text:p/>
        </draw:connector>
        <draw:connector draw:style-name="gr5" draw:text-style-name="P1" draw:layer="layout" svg:x1="14.081cm" svg:y1="6.207cm" svg:x2="14.081cm" svg:y2="7.096cm" draw:start-shape="id2" draw:start-glue-point="2" draw:end-shape="id3" draw:end-glue-point="0" svg:d="M14081 6207v889" svg:viewBox="0 0 1 890">
          <text:p/>
        </draw:connector>
        <draw:connector draw:style-name="gr5" draw:text-style-name="P1" draw:layer="layout" svg:x1="9.89cm" svg:y1="5.254cm" svg:x2="7.306cm" svg:y2="5.254cm" draw:start-shape="id2" draw:start-glue-point="3" draw:end-shape="id4" draw:end-glue-point="1" svg:d="M9890 5254h-2584" svg:viewBox="0 0 2585 1">
          <text:p/>
        </draw:connector>
        <draw:connector draw:style-name="gr5" draw:text-style-name="P1" draw:layer="layout" svg:x1="14.081cm" svg:y1="9.255cm" svg:x2="14.081cm" svg:y2="10.398cm" draw:start-shape="id3" draw:start-glue-point="2" draw:end-shape="id5" draw:end-glue-point="0" svg:d="M14081 9255v1143" svg:viewBox="0 0 1 1144">
          <text:p/>
        </draw:connector>
        <draw:connector draw:style-name="gr5" draw:text-style-name="P1" draw:layer="layout" svg:x1="10.97cm" svg:y1="8.175cm" svg:x2="5.762cm" svg:y2="10.398cm" draw:start-shape="id3" draw:start-glue-point="3" draw:end-shape="id6" draw:end-glue-point="0" svg:d="M10970 8175h-5208v2223" svg:viewBox="0 0 5209 2224">
          <text:p/>
        </draw:connector>
        <draw:connector draw:style-name="gr5" draw:text-style-name="P1" draw:layer="layout" svg:x1="17.193cm" svg:y1="8.175cm" svg:x2="22.399cm" svg:y2="10.398cm" draw:start-shape="id3" draw:start-glue-point="1" draw:end-shape="id7" draw:end-glue-point="0" svg:d="M17193 8175h5206v2223" svg:viewBox="0 0 5207 2224">
          <text:p/>
        </draw:connector>
        <draw:connector draw:style-name="gr5" draw:text-style-name="P1" draw:layer="layout" svg:x1="5.762cm" svg:y1="12.557cm" svg:x2="5.762cm" svg:y2="13.224cm" draw:start-shape="id6" draw:start-glue-point="2" draw:end-shape="id8" draw:end-glue-point="0" svg:d="M5762 12557v667" svg:viewBox="0 0 1 668">
          <text:p/>
        </draw:connector>
        <draw:connector draw:style-name="gr5" draw:text-style-name="P1" draw:layer="layout" svg:x1="5.762cm" svg:y1="15.383cm" svg:x2="5.762cm" svg:y2="16.051cm" draw:start-shape="id8" draw:start-glue-point="2" draw:end-shape="id9" svg:d="M5762 15383v668" svg:viewBox="0 0 1 669">
          <text:p/>
        </draw:connector>
        <draw:connector draw:style-name="gr5" draw:text-style-name="P1" draw:layer="layout" svg:x1="5.762cm" svg:y1="18.21cm" svg:x2="5.762cm" svg:y2="18.877cm" draw:start-shape="id9" draw:start-glue-point="2" draw:end-shape="id10" draw:end-glue-point="0" svg:d="M5762 18210v667" svg:viewBox="0 0 1 668">
          <text:p/>
        </draw:connector>
        <draw:connector draw:style-name="gr5" draw:text-style-name="P1" draw:layer="layout" svg:x1="5.762cm" svg:y1="21.036cm" svg:x2="5.762cm" svg:y2="21.701cm" draw:start-shape="id10" draw:start-glue-point="2" draw:end-shape="id11" draw:end-glue-point="0" svg:d="M5762 21036v665" svg:viewBox="0 0 1 666">
          <text:p/>
        </draw:connector>
        <draw:frame draw:style-name="gr6" draw:text-style-name="P2" draw:layer="layout" svg:width="7.239cm" svg:height="2.667cm" svg:x="19.415cm" svg:y="1.254cm">
          <draw:text-box>
            <text:p>TaskTracker++ </text:p>
            <text:p/>
            <text:p>Object Hierarch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5.5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6-04-18T17:28:11.558187803</meta:creation-date>
    <dc:date>2016-04-18T17:41:12.317275779</dc:date>
    <dc:creator>peter </dc:creator>
    <meta:editing-duration>PT13M1S</meta:editing-duration>
    <meta:editing-cycles>1</meta:editing-cycles>
    <meta:document-statistic meta:object-count="22"/>
    <meta:generator>LibreOffice/5.0.5.2$Linux_X86_64 LibreOffice_project/00m0$Build-2</meta:generator>
  </office:meta>
</office:document-meta>
</file>